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://www.textures.com/download/grass0130/38953?q=grass" office:target-frame-name="_top" xlink:show="replace"><text:span text:style-name="Hyperlink">http://www.textures.com/download/grass0130/38953?q=grass</text:span></text:a></text:p>
      <text:p text:style-name="Normal"/>
      <text:p text:style-name="Normal"><text:a xlink:href="http://www.localhistories.org/homes.html" office:target-frame-name="_top" xlink:show="replace"><text:span text:style-name="Hyperlink">http://www.localhistories.org/homes.html</text:span></text:a>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y Pointer</meta:initial-creator>
    <dc:creator>Jay Pointer</dc:creator>
    <meta:creation-date>2017-02-13T20:01:00Z</meta:creation-date>
    <dc:date>2017-02-13T23:54:00Z</dc:date>
    <meta:template xlink:href="Normal" xlink:type="simple"/>
    <meta:editing-cycles>2</meta:editing-cycles>
    <meta:editing-duration>PT4800S</meta:editing-duration>
    <meta:document-statistic meta:page-count="1" meta:paragraph-count="1" meta:word-count="34" meta:character-count="233" meta:row-count="1" meta:non-whitespace-character-count="200"/>
  </office:meta>
</office:document-meta>
</file>